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5e7a8" officeooo:paragraph-rsid="001d8acf"/>
    </style:style>
    <style:style style:name="P2" style:family="paragraph" style:parent-style-name="Standard">
      <style:text-properties officeooo:rsid="000d7451" officeooo:paragraph-rsid="001d8acf"/>
    </style:style>
    <style:style style:name="P3" style:family="paragraph" style:parent-style-name="Standard">
      <style:text-properties fo:font-weight="bold" officeooo:rsid="0005e7a8" officeooo:paragraph-rsid="001d8acf" style:font-weight-asian="bold" style:font-weight-complex="bold"/>
    </style:style>
    <style:style style:name="P4" style:family="paragraph" style:parent-style-name="Standard">
      <style:text-properties fo:font-weight="bold" officeooo:rsid="000d7451" officeooo:paragraph-rsid="001d8acf" style:font-weight-asian="bold" style:font-weight-complex="bold"/>
    </style:style>
    <style:style style:name="P5" style:family="paragraph" style:parent-style-name="Table_20_Contents">
      <style:text-properties officeooo:rsid="0011de79" officeooo:paragraph-rsid="001d8acf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d7451" officeooo:paragraph-rsid="001d8acf" style:font-weight-asian="bold" style:font-weight-complex="bold"/>
    </style:style>
    <style:style style:name="P7" style:family="paragraph" style:parent-style-name="Standard">
      <style:text-properties fo:font-weight="bold" officeooo:rsid="00301591" officeooo:paragraph-rsid="00301591" style:font-weight-asian="bold" style:font-weight-complex="bold"/>
    </style:style>
    <style:style style:name="P8" style:family="paragraph" style:parent-style-name="Standard">
      <style:text-properties fo:font-weight="bold" officeooo:rsid="000d7451" officeooo:paragraph-rsid="001d8acf" style:font-weight-asian="bold" style:font-weight-complex="bold"/>
    </style:style>
    <style:style style:name="P9" style:family="paragraph" style:parent-style-name="Standard">
      <style:text-properties officeooo:paragraph-rsid="001d8acf"/>
    </style:style>
    <style:style style:name="P10" style:family="paragraph" style:parent-style-name="Standard">
      <style:text-properties officeooo:paragraph-rsid="002ea20b"/>
    </style:style>
    <style:style style:name="P11" style:family="paragraph" style:parent-style-name="Standard">
      <style:text-properties officeooo:rsid="002ea20b" officeooo:paragraph-rsid="002ea20b"/>
    </style:style>
    <style:style style:name="P12" style:family="paragraph" style:parent-style-name="Standard">
      <style:text-properties officeooo:rsid="002ea20b" officeooo:paragraph-rsid="00301591"/>
    </style:style>
    <style:style style:name="P13" style:family="paragraph" style:parent-style-name="Standard" style:list-style-name="L1">
      <style:text-properties officeooo:rsid="00301591" officeooo:paragraph-rsid="00301591"/>
    </style:style>
    <style:style style:name="P14" style:family="paragraph" style:parent-style-name="Table_20_Contents" style:list-style-name="L3">
      <style:text-properties officeooo:paragraph-rsid="001d8acf"/>
    </style:style>
    <style:style style:name="P15" style:family="paragraph" style:parent-style-name="Table_20_Contents">
      <style:text-properties officeooo:rsid="00301591" officeooo:paragraph-rsid="00301591"/>
    </style:style>
    <style:style style:name="P16" style:family="paragraph" style:parent-style-name="Table_20_Contents">
      <style:text-properties officeooo:paragraph-rsid="00301591"/>
    </style:style>
    <style:style style:name="P17" style:family="paragraph" style:parent-style-name="Table_20_Contents">
      <style:text-properties officeooo:rsid="00314058" officeooo:paragraph-rsid="00314058"/>
    </style:style>
    <style:style style:name="P18" style:family="paragraph" style:parent-style-name="Table_20_Contents">
      <style:text-properties officeooo:rsid="003219b7" officeooo:paragraph-rsid="003219b7"/>
    </style:style>
    <style:style style:name="P19" style:family="paragraph" style:parent-style-name="Table_20_Contents">
      <style:text-properties officeooo:rsid="00338242" officeooo:paragraph-rsid="00338242"/>
    </style:style>
    <style:style style:name="P20" style:family="paragraph" style:parent-style-name="Table_20_Contents">
      <style:text-properties officeooo:paragraph-rsid="00338242"/>
    </style:style>
    <style:style style:name="P21" style:family="paragraph" style:parent-style-name="Table_20_Contents">
      <style:text-properties officeooo:rsid="001fe6ee" officeooo:paragraph-rsid="00338242"/>
    </style:style>
    <style:style style:name="P22" style:family="paragraph" style:parent-style-name="Text_20_body">
      <style:paragraph-properties fo:text-align="center" style:justify-single-word="false"/>
      <style:text-properties fo:font-weight="normal" officeooo:paragraph-rsid="002ea20b" style:font-weight-asian="normal" style:font-weight-complex="normal"/>
    </style:style>
    <style:style style:name="T1" style:family="text">
      <style:text-properties officeooo:rsid="0005e7a8"/>
    </style:style>
    <style:style style:name="T2" style:family="text">
      <style:text-properties officeooo:rsid="0025c311"/>
    </style:style>
    <style:style style:name="T3" style:family="text">
      <style:text-properties fo:font-weight="bold" officeooo:rsid="0005e7a8" style:font-weight-asian="bold" style:font-weight-complex="bold"/>
    </style:style>
    <style:style style:name="T4" style:family="text">
      <style:text-properties officeooo:rsid="002ea20b"/>
    </style:style>
    <style:style style:name="T5" style:family="text">
      <style:text-properties officeooo:rsid="0030159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5e7a8" style:font-weight-asian="normal" style:font-weight-complex="normal"/>
    </style:style>
    <style:style style:name="T8" style:family="text">
      <style:text-properties fo:font-weight="normal" officeooo:rsid="002ea20b" style:font-weight-asian="normal" style:font-weight-complex="normal"/>
    </style:style>
    <style:style style:name="T9" style:family="text">
      <style:text-properties officeooo:rsid="00314058"/>
    </style:style>
    <style:style style:name="T10" style:family="text">
      <style:text-properties officeooo:rsid="003219b7"/>
    </style:style>
    <style:style style:name="T11" style:family="text">
      <style:text-properties officeooo:rsid="00338242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OMPTE RENDU DE LA RÉUNION <text:span text:style-name="T4">SUR L’ORGANISATION DU RECRUTEMENT DES AGENTS POUR LE RECENSEMENT</text:span></text:p>
      <text:p text:style-name="P1"/>
      <text:p text:style-name="P9"><text:span text:style-name="T1">le </text:span><text:span text:style-name="T4">02</text:span><text:span text:style-name="T1"> </text:span><text:span text:style-name="T4">novembre</text:span><text:span text:style-name="T1"> 2020 </text:span></text:p>
      <text:p text:style-name="P3"/>
      <text:section text:style-name="Sect1" text:name="Section1">
        <text:p text:style-name="P9"><text:span text:style-name="T3">Présents :</text:span></text:p>
        <text:p text:style-name="P9"><text:span text:style-name="T1">M</text:span><text:span text:style-name="T4">me BONAL </text:span><text:span text:style-name="T5">Directrice de la population</text:span></text:p>
        <text:p text:style-name="P9"><text:span text:style-name="T1">M</text:span><text:span text:style-name="T4">me</text:span><text:span text:style-name="T1"> </text:span><text:span text:style-name="T4">MATIAS </text:span><text:span text:style-name="T5">Chef du service des élections</text:span></text:p>
        <text:p text:style-name="P11">Mme FLEURY <text:span text:style-name="T5">Responsable du recensement</text:span></text:p>
        <text:p text:style-name="P12">M. GEORGE <text:s/><text:span text:style-name="T5">Responsable du recensement</text:span></text:p>
        <text:p text:style-name="P11">M. HENRI <text:span text:style-name="T5">Responsable du cadastre</text:span></text:p>
        <text:p text:style-name="P7">Président de la réunion : </text:p>
        <text:p text:style-name="P7"><text:span text:style-name="T7">M. </text:span><text:span text:style-name="T8">DUFOUR <text:s/></text:span><text:span text:style-name="T6">Premier Adjoint du maire</text:span></text:p>
        <text:p text:style-name="P7"><text:span text:style-name="T6"/></text:p>
        <text:p text:style-name="P10"><text:span text:style-name="T3">Rédacteur de compte rendu :</text:span><text:span text:style-name="T1"> </text:span></text:p>
        <text:p text:style-name="P10"><text:span text:style-name="T1">Mme </text:span><text:span text:style-name="T4">VILLEMAIN</text:span></text:p>
      </text:section>
      <text:p text:style-name="P4"/>
      <text:p text:style-name="P4">Thèmes abordés :</text:p>
      <text:p text:style-name="P2"/>
      <text:list xml:id="list4228944830" text:style-name="L1">
        <text:list-item>
          <text:p text:style-name="P13">Rappel de l’objectif du recensement</text:p>
        </text:list-item>
        <text:list-item>
          <text:p text:style-name="P13">Le travail en amont</text:p>
        </text:list-item>
        <text:list-item>
          <text:p text:style-name="P13">Les modalités de recrutement</text:p>
        </text:list-item>
        <text:list-item>
          <text:p text:style-name="P13">La rémunération</text:p>
        </text:list-item>
        <text:list-item>
          <text:p text:style-name="P13">Le remboursement des frais</text:p>
        </text:list-item>
        <text:list-item>
          <text:p text:style-name="P13">La formation</text:p>
        </text:list-item>
      </text:list>
      <text:p text:style-name="P2"/>
      <table:table table:name="Table1" table:style-name="Table1">
        <table:table-column table:style-name="Table1.A" table:number-columns-repeated="3"/>
        <table:table-row table:style-name="TableLine94250455095424">
          <table:table-cell table:style-name="Table1.A1" office:value-type="string">
            <text:p text:style-name="P6">THÈME<text:span text:style-name="T2">S</text:span></text:p>
          </table:table-cell>
          <table:table-cell table:style-name="Table1.A1" office:value-type="string">
            <text:p text:style-name="P6">POUR INFORMATION</text:p>
          </table:table-cell>
          <table:table-cell table:style-name="Table1.A1" office:value-type="string">
            <text:p text:style-name="P6">DÉCISION<text:span text:style-name="T2">S</text:span></text:p>
          </table:table-cell>
        </table:table-row>
        <table:table-row table:style-name="TableLine94250526705664">
          <table:table-cell table:style-name="Table1.A1" office:value-type="string">
            <text:p text:style-name="Standard">Rappel de l’objectif du recensement</text:p>
          </table:table-cell>
          <table:table-cell table:style-name="Table1.A1" office:value-type="string">
            <text:p text:style-name="P15">Le recensement permet de mieux connaître la population de la commune. Il permet de mieux choisir le matériel collectif.</text:p>
          </table:table-cell>
          <table:table-cell table:style-name="Table1.A1" office:value-type="string">
            <text:p text:style-name="P16"><text:span text:style-name="T5">Faire comprendre à la population que le recensement aura lieux tous les ans. Il prendra place du 20 janvier 20</text:span><text:span text:style-name="T10">21</text:span><text:span text:style-name="T5"> au 26 février 20</text:span><text:span text:style-name="T10">21 </text:span><text:span text:style-name="T5">sur 8 % de </text:span><text:span text:style-name="T9">l</text:span><text:span text:style-name="T5">a population</text:span></text:p>
          </table:table-cell>
        </table:table-row>
        <table:table-row table:style-name="TableLine94250455028640">
          <table:table-cell table:style-name="Table1.A1" office:value-type="string">
            <text:p text:style-name="Standard">Le travail en amont</text:p>
          </table:table-cell>
          <table:table-cell table:style-name="Table1.A1" office:value-type="string">
            <text:p text:style-name="P17">Ce travail est difficile malgré les 2 agents. M. HENRI demande un agent supplémentaire pour l’année prochaine.</text:p>
          </table:table-cell>
          <table:table-cell table:style-name="Table1.A1" office:value-type="string">
            <text:p text:style-name="P17">La demande d’agent supplémentaire sera traitée dans une réunion ultérieure.</text:p>
          </table:table-cell>
        </table:table-row>
        <table:table-row table:style-name="TableLine94250455029584">
          <table:table-cell table:style-name="Table1.A1" office:value-type="string">
            <text:p text:style-name="Standard">Les modalités de recrutement</text:p>
          </table:table-cell>
          <table:table-cell table:style-name="Table1.A1" office:value-type="string">
            <text:p text:style-name="P17">Comme l’année précédente, le recrutement se fera par bouche à oreille, <text:span text:style-name="T10">depuis le 15 octobre jusqu’au 20 novembre 2020.</text:span></text:p>
            <text:p text:style-name="P17"/>
            <text:p text:style-name="P18">Faire attention de ne pas recruter quelqu’un que l’on ne connaît pas vraiment</text:p>
            <text:p text:style-name="P18"/>
            <text:p text:style-name="P18">Réunion de rencontre avec les candidats pour leur expliquer les conditions d’engagement, de rémunération et expliquer le poste.</text:p>
          </table:table-cell>
          <table:table-cell table:style-name="Table1.A1" office:value-type="string">
            <text:p text:style-name="P18">17 agents, soit un par secteur composé de 2 à 3 IRIS. </text:p>
            <text:p text:style-name="P18"/>
            <text:p text:style-name="P18"/>
            <text:p text:style-name="P18"/>
            <text:p text:style-name="P18">22 personnes seront choisies au cas où il y aurait des désistements.</text:p>
            <text:p text:style-name="P18"/>
            <text:p text:style-name="P18">La réunion d’information prendra place le 30 novembre 2020.</text:p>
          </table:table-cell>
        </table:table-row>
        <table:table-row table:style-name="TableLine94250455028272">
          <table:table-cell table:style-name="Table1.A1" office:value-type="string">
            <text:p text:style-name="Standard">La rémunération</text:p>
          </table:table-cell>
          <table:table-cell table:style-name="Table1.A1" office:value-type="string">
            <text:p text:style-name="P19">Pas d’informations sur le montant de la rémunération.</text:p>
          </table:table-cell>
          <table:table-cell table:style-name="Table1.A1" office:value-type="string">
            <text:p text:style-name="P20"><text:span text:style-name="T11">Rémunération prévue en fin de travail, soit vers le 10 mars 2021.</text:span></text:p>
          </table:table-cell>
        </table:table-row>
        <table:table-row table:style-name="TableLine94250455028272">
          <table:table-cell table:style-name="Table1.A1" office:value-type="string">
            <text:p text:style-name="Standard">Le remboursement des frais</text:p>
          </table:table-cell>
          <table:table-cell table:style-name="Table1.A1" office:value-type="string">
            <text:p text:style-name="P19">Possibilité de téléphoner du bureau de recensement, ouvert <text:soft-page-break/>tout les jours de 9 h à 18 h en semaine et de 9 h à 12 h <text:s/>un samedi sur deux.</text:p>
          </table:table-cell>
          <table:table-cell table:style-name="Table1.A1" office:value-type="string">
            <text:p text:style-name="P19">Pas de dédommagement pour les frais téléphoniques des agents.</text:p>
          </table:table-cell>
        </table:table-row>
        <table:table-row table:style-name="TableLine94250455028272">
          <table:table-cell table:style-name="Table1.A1" office:value-type="string">
            <text:p text:style-name="Standard">La formation</text:p>
          </table:table-cell>
          <table:table-cell table:style-name="Table1.A1" office:value-type="string">
            <text:p text:style-name="P19">2 demi-journées de formation les 8 et 16 janvier 2021</text:p>
          </table:table-cell>
          <table:table-cell table:style-name="Table1.A1" office:value-type="string">
            <text:p text:style-name="P19">Ces formations seront rémunérées. </text:p>
            <text:p text:style-name="P19"/>
            <text:p text:style-name="P19">Avant le 15 décembre 2020 une <text:s/>lettre de convocation sera adressée aux agents recrutés</text:p>
          </table:table-cell>
        </table:table-row>
        <table:table-row table:style-name="TableLine942504547137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1">Date de la prochaine réunion : </text:p>
            <text:p text:style-name="P21"><text:span text:style-name="T11">20 décembre 14 h </text:span></text:p>
          </table:table-cell>
          <table:table-cell table:style-name="Table1.A1" office:value-type="string">
            <text:list xml:id="list4021743063" text:style-name="L3">
              <text:list-header>
                <text:p text:style-name="P14"/>
              </text:list-header>
            </text:list>
          </table:table-cell>
        </table:table-row>
      </table:table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7:30:43.381126315</meta:creation-date>
    <dc:date>2020-12-09T15:37:06.265726438</dc:date>
    <meta:editing-duration>PT39M28S</meta:editing-duration>
    <meta:editing-cycles>19</meta:editing-cycles>
    <meta:generator>LibreOffice/7.0.3.1$Linux_X86_64 LibreOffice_project/00$Build-1</meta:generator>
    <meta:document-statistic meta:table-count="1" meta:image-count="0" meta:object-count="0" meta:page-count="2" meta:paragraph-count="49" meta:word-count="379" meta:character-count="2230" meta:non-whitespace-character-count="1895"/>
  </office:meta>
</office:document-meta>
</file>